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Narrow" svg:font-family="Arial Narrow"/>
    <style:font-face style:name="Garamond" svg:font-family="Garamond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9_3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Evenementenbureau</text:span><text:span text:style-name="T1_2"><text:s/></text:span><text:span text:style-name="T1_3">Delft</text:span><text:span text:style-name="T1_4"><text:s/></text:span><text:span text:style-name="T1_5"><text:line-break/></text:span><text:span text:style-name="T1_6">t</text:span><text:span text:style-name="T1_7">.</text:span><text:span text:style-name="T1_8">a</text:span><text:span text:style-name="T1_9">.</text:span><text:span text:style-name="T1_10">v</text:span><text:span text:style-name="T1_11">.<text:s/></text:span><text:span text:style-name="T1_12">Mevrouw</text:span><text:span text:style-name="T1_13"><text:s/></text:span><text:span text:style-name="T1_14">Birgit</text:span><text:span text:style-name="T1_15"><text:s/></text:span><text:span text:style-name="T1_16">Meijer</text:span><text:span text:style-name="T1_17"><text:s/></text:span></text:p>
      <text:p text:style-name="P2"><text:span text:style-name="T2_1">Voldersgracht</text:span><text:span text:style-name="T2_2"><text:s/>21</text:span></text:p>
      <text:p text:style-name="P3"><text:span text:style-name="T3_1">2611<text:s/></text:span><text:span text:style-name="T3_2">EV</text:span><text:span text:style-name="T3_3"><text:s/></text:span><text:span text:style-name="T3_4">Delft</text:span></text:p>
      <text:p text:style-name="P4"/>
      <text:p text:style-name="P5"/>
      <text:p text:style-name="P6"><text:span text:style-name="T6_1">Betreft</text:span><text:span text:style-name="T6_2">:<text:s/></text:span><text:span text:style-name="T6_3">Overeenkomst</text:span><text:span text:style-name="T6_4"><text:s/></text:span><text:span text:style-name="T6_5">kerstoptredens</text:span></text:p>
      <text:p text:style-name="P7"/>
      <text:p text:style-name="P8"/>
      <text:p text:style-name="P9"><text:span text:style-name="T9_1">Leiden</text:span><text:span text:style-name="T9_2">,<text:s/>12<text:s/></text:span><text:span text:style-name="T9_3">januari</text:span><text:span text:style-name="T9_4"><text:s/>2011</text:span></text:p>
      <text:p text:style-name="P10"/>
      <text:p text:style-name="P11"/>
      <text:p text:style-name="P12"><text:span text:style-name="T12_1">Geachte</text:span><text:span text:style-name="T12_2"><text:s/></text:span><text:span text:style-name="T12_3">mevrouw</text:span><text:span text:style-name="T12_4"><text:s/></text:span><text:span text:style-name="T12_5">Meijer</text:span><text:span text:style-name="T12_6">,</text:span></text:p>
      <text:p text:style-name="P13"/>
      <text:p text:style-name="P14"><text:span text:style-name="T14_1">Hierbij</text:span><text:span text:style-name="T14_2"><text:s/></text:span><text:span text:style-name="T14_3">een</text:span><text:span text:style-name="T14_4"><text:s/></text:span><text:span text:style-name="T14_5">overzicht</text:span><text:span text:style-name="T14_6"><text:s/></text:span><text:span text:style-name="T14_7">van</text:span><text:span text:style-name="T14_8"><text:s/></text:span><text:span text:style-name="T14_9">hetgeen</text:span><text:span text:style-name="T14_10"><text:s/></text:span><text:span text:style-name="T14_11">wij</text:span><text:span text:style-name="T14_12"><text:s/></text:span><text:span text:style-name="T14_13">overeengekomen</text:span><text:span text:style-name="T14_14"><text:s/></text:span><text:span text:style-name="T14_15">zijn</text:span><text:span text:style-name="T14_16">.<text:s/></text:span><text:span text:style-name="T14_17">Ik</text:span><text:span text:style-name="T14_18"><text:s/></text:span><text:span text:style-name="T14_19">verzoek</text:span><text:span text:style-name="T14_20"><text:s/></text:span><text:span text:style-name="T14_21">u</text:span><text:span text:style-name="T14_22"><text:s/></text:span><text:span text:style-name="T14_23">één</text:span><text:span text:style-name="T14_24"><text:s/></text:span><text:span text:style-name="T14_25">overeenkomst</text:span><text:span text:style-name="T14_26"><text:s/></text:span><text:span text:style-name="T14_27">te</text:span><text:span text:style-name="T14_28"><text:s/></text:span><text:span text:style-name="T14_29">ondertekenen</text:span><text:span text:style-name="T14_30"><text:s/></text:span><text:span text:style-name="T14_31">en</text:span><text:span text:style-name="T14_32"><text:s/></text:span><text:span text:style-name="T14_33">op</text:span><text:span text:style-name="T14_34"><text:s/></text:span><text:span text:style-name="T14_35">te</text:span><text:span text:style-name="T14_36"><text:s/></text:span><text:span text:style-name="T14_37">sturen</text:span><text:span text:style-name="T14_38"><text:s/></text:span><text:span text:style-name="T14_39">naar</text:span><text:span text:style-name="T14_40"><text:s/></text:span><text:span text:style-name="T14_41">bovenstaand</text:span><text:span text:style-name="T14_42"><text:s/></text:span><text:span text:style-name="T14_43">adres</text:span><text:span text:style-name="T14_44">,<text:s/></text:span><text:span text:style-name="T14_45">en</text:span><text:span text:style-name="T14_46"><text:s/></text:span><text:span text:style-name="T14_47">de</text:span><text:span text:style-name="T14_48"><text:s/></text:span><text:span text:style-name="T14_49">ander</text:span><text:span text:style-name="T14_50"><text:s/></text:span><text:span text:style-name="T14_51">te</text:span><text:span text:style-name="T14_52"><text:s/></text:span><text:span text:style-name="T14_53">bewaren</text:span><text:span text:style-name="T14_54"><text:s/></text:span><text:span text:style-name="T14_55">voor</text:span><text:span text:style-name="T14_56"><text:s/></text:span><text:span text:style-name="T14_57">de</text:span><text:span text:style-name="T14_58"><text:s/></text:span><text:span text:style-name="T14_59">eigen</text:span><text:span text:style-name="T14_60"><text:s/></text:span><text:span text:style-name="T14_61">administratie</text:span><text:span text:style-name="T14_62">.</text:span></text:p>
      <text:p text:style-name="P15"/>
      <text:p text:style-name="P16"><text:span text:style-name="T16_1">Kerstoptreden</text:span><text:span text:style-name="T16_2"><text:s/></text:span><text:span text:style-name="T16_3">door</text:span><text:span text:style-name="T16_4"><text:s/></text:span><text:span text:style-name="T16_5">een</text:span><text:span text:style-name="T16_6"><text:s/></text:span><text:span text:style-name="T16_7">afvaardiging</text:span><text:span text:style-name="T16_8"><text:s/></text:span><text:span text:style-name="T16_9">van</text:span><text:span text:style-name="T16_10"><text:s/></text:span><text:span text:style-name="T16_11">LSKO</text:span><text:span text:style-name="T16_12"><text:s/></text:span><text:span text:style-name="T16_13">Collegium</text:span><text:span text:style-name="T16_14"><text:s/></text:span><text:span text:style-name="T16_15">Musicum</text:span><text:span text:style-name="T16_16"><text:s/></text:span><text:span text:style-name="T16_17">tijdens</text:span><text:span text:style-name="T16_18"><text:s/></text:span><text:span text:style-name="T16_19">Lichtjesavond</text:span><text:span text:style-name="T16_20"><text:s/></text:span><text:span text:style-name="T16_21">in</text:span><text:span text:style-name="T16_22"><text:s/></text:span><text:span text:style-name="T16_23">Delft</text:span><text:span text:style-name="T16_24"><text:s/></text:span><text:span text:style-name="T16_25">op</text:span><text:span text:style-name="T16_26"><text:s/>14<text:s/></text:span><text:span text:style-name="T16_27">december</text:span><text:span text:style-name="T16_28"><text:s/>2010.</text:span></text:p>
      <text:p text:style-name="P17"><text:span text:style-name="T17_1">Wij</text:span><text:span text:style-name="T17_2"><text:s/></text:span><text:span text:style-name="T17_3">hebben</text:span><text:span text:style-name="T17_4"><text:s/></text:span><text:span text:style-name="T17_5">twee</text:span><text:span text:style-name="T17_6"><text:s/></text:span><text:span text:style-name="T17_7">keer</text:span><text:span text:style-name="T17_8"><text:s/></text:span><text:span text:style-name="T17_9">drie</text:span><text:span text:style-name="T17_10"><text:s/></text:span><text:span text:style-name="T17_11">kwartier</text:span><text:span text:style-name="T17_12"><text:s/></text:span><text:span text:style-name="T17_13">opgetreden</text:span><text:span text:style-name="T17_14"><text:s/></text:span><text:span text:style-name="T17_15">tegen</text:span><text:span text:style-name="T17_16"><text:s/></text:span><text:span text:style-name="T17_17">de</text:span><text:span text:style-name="T17_18"><text:s/></text:span><text:span text:style-name="T17_19">vergoeding</text:span><text:span text:style-name="T17_20"><text:s/></text:span><text:span text:style-name="T17_21">van</text:span><text:span text:style-name="T17_22"><text:s/>€<text:s/>400,-</text:span></text:p>
      <text:p text:style-name="P18"/>
      <text:p text:style-name="P19"><text:span text:style-name="T19_1">Wil</text:span><text:span text:style-name="T19_2"><text:s/></text:span><text:span text:style-name="T19_3">u</text:span><text:span text:style-name="T19_4"><text:s/></text:span><text:span text:style-name="T19_5">het</text:span><text:span text:style-name="T19_6"><text:s/></text:span><text:span text:style-name="T19_7">bovengenoemde</text:span><text:span text:style-name="T19_8"><text:s/></text:span><text:span text:style-name="T19_9">bedrag</text:span><text:span text:style-name="T19_10"><text:s/></text:span><text:span text:style-name="T19_11">voor</text:span><text:span text:style-name="T19_12"><text:s/>15<text:s/></text:span><text:span text:style-name="T19_13">februari</text:span><text:span text:style-name="T19_14"><text:s/>2011<text:s/></text:span><text:span text:style-name="T19_15">overmaken</text:span><text:span text:style-name="T19_16"><text:s/></text:span><text:span text:style-name="T19_17">op</text:span><text:span text:style-name="T19_18"><text:s/></text:span><text:span text:style-name="T19_19">rekeningnummer</text:span><text:span text:style-name="T19_20"><text:s/>313481<text:s/></text:span><text:span text:style-name="T19_21">t</text:span><text:span text:style-name="T19_22">.</text:span><text:span text:style-name="T19_23">n</text:span><text:span text:style-name="T19_24">.</text:span><text:span text:style-name="T19_25">v</text:span><text:span text:style-name="T19_26">.<text:s/></text:span><text:span text:style-name="T19_27">Collegium</text:span><text:span text:style-name="T19_28"><text:s/></text:span><text:span text:style-name="T19_29">Musicum</text:span><text:span text:style-name="T19_30"><text:s/></text:span><text:span text:style-name="T19_31">te</text:span><text:span text:style-name="T19_32"><text:s/></text:span><text:span text:style-name="T19_33">Leiden</text:span><text:span text:style-name="T19_34">.<text:s/></text:span><text:span text:style-name="T19_35">Hartelijk</text:span><text:span text:style-name="T19_36"><text:s/></text:span><text:span text:style-name="T19_37">dank</text:span><text:span text:style-name="T19_38">.</text:span></text:p>
      <text:p text:style-name="P20"/>
      <text:p text:style-name="P21"/>
      <text:p text:style-name="P22"><text:span text:style-name="T22_1">Hierbij</text:span><text:span text:style-name="T22_2"><text:s/></text:span><text:span text:style-name="T22_3">verklaart</text:span><text:span text:style-name="T22_4"><text:s/></text:span><text:span text:style-name="T22_5">u</text:span><text:span text:style-name="T22_6"><text:s/></text:span><text:span text:style-name="T22_7">akkoord</text:span><text:span text:style-name="T22_8"><text:s/></text:span><text:span text:style-name="T22_9">te</text:span><text:span text:style-name="T22_10"><text:s/></text:span><text:span text:style-name="T22_11">gaan</text:span><text:span text:style-name="T22_12"><text:s/></text:span><text:span text:style-name="T22_13">met</text:span><text:span text:style-name="T22_14"><text:s/></text:span><text:span text:style-name="T22_15">bovenstaande</text:span><text:span text:style-name="T22_16">.</text:span></text:p>
      <text:p text:style-name="P23"/>
      <text:p text:style-name="P24"/>
      <text:p text:style-name="P25"/>
      <text:p text:style-name="P26"><text:span text:style-name="T26_1">Lichtjesavond</text:span><text:span text:style-name="T26_2"><text:s/></text:span><text:span text:style-name="T26_3">Delft</text:span><text:span text:style-name="T26_4"><text:tab/><text:tab/><text:tab/><text:tab/><text:tab/><text:tab/></text:span><text:span text:style-name="T26_5">LSKO</text:span><text:span text:style-name="T26_6"><text:s/></text:span><text:span text:style-name="T26_7">Collegium</text:span><text:span text:style-name="T26_8"><text:s/></text:span><text:span text:style-name="T26_9">Musicum</text:span></text:p>
      <text:p text:style-name="P27"><text:span text:style-name="T27_1">Mevrouw</text:span><text:span text:style-name="T27_2"><text:s/></text:span><text:span text:style-name="T27_3">Birgit</text:span><text:span text:style-name="T27_4"><text:s/></text:span><text:span text:style-name="T27_5">Meijer</text:span><text:span text:style-name="T27_6"><text:tab/><text:tab/><text:tab/><text:tab/><text:tab/><text:tab/></text:span><text:span text:style-name="T27_7">Nienke</text:span><text:span text:style-name="T27_8"><text:s/></text:span><text:span text:style-name="T27_9">van</text:span><text:span text:style-name="T27_10"><text:s/></text:span><text:span text:style-name="T27_11">Oevere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Narrow" svg:font-family="Arial Narrow"/>
    <style:font-face style:name="Garamond" svg:font-family="Garamond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style:font-name="Verdana" style:font-name-asian="Verdana" style:font-name-complex="Verdana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style:font-name="Verdana" style:font-name-asian="Verdana" style:font-name-complex="Verdana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/>
      <style:text-properties fo:font-style="italic" style:font-style-asian="italic" style:font-style-complex="italic" style:font-name="Garamond" fo:font-size="10pt" style:font-name-asian="Garamond" style:font-size-asian="10pt" style:font-name-complex="Garamond" style:font-size-complex="10pt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1.249cm" fo:margin-bottom="2cm" fo:margin-left="3cm" fo:margin-right="1.75cm"/>
      <style:header-style>
        <style:header-footer-properties fo:min-height="2.252cm" fo:margin-bottom="2.252cm" style:dynamic-spacing="true"/>
      </style:header-style>
    </style:page-layout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text-align="right" fo:break-before="auto" fo:text-indent="0cm" fo:line-height="100%" fo:margin-top="0cm" fo:margin-bottom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draw:frame svg:width="3.228cm" svg:height="2.116cm" draw:style-name="FR1" text:anchor-type="as-char" draw:z-index="0"><draw:image xlink:href="Pictures/image1.png" xlink:type="simple" xlink:show="embed" xlink:actuate="onLoad"/></draw:frame></text:span></text:p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